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e42" officeooo:paragraph-rsid="0005ee42"/>
    </style:style>
    <style:style style:name="P2" style:family="paragraph" style:parent-style-name="Standard">
      <style:text-properties style:font-name="FreeSans" fo:language="de" fo:country="AT" officeooo:rsid="0005ee42" officeooo:paragraph-rsid="0005ee42"/>
    </style:style>
    <style:style style:name="P3" style:family="paragraph" style:parent-style-name="Standard">
      <style:text-properties officeooo:paragraph-rsid="0005ee42"/>
    </style:style>
    <style:style style:name="T1" style:family="text">
      <style:text-properties officeooo:rsid="0005ee42"/>
    </style:style>
    <style:style style:name="T2" style:family="text">
      <style:text-properties style:font-name="FreeSans" fo:language="de" fo:country="AT" officeooo:rsid="0005ee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mulation des 6. Punktes in ganzen Sätzen</text:p>
      <text:p text:style-name="P1"/>
      <text:p text:style-name="P3"><text:span text:style-name="T2">Der Unterricht in der HTL Hollabrunn beginnt um 7:50. Pausen gibt es immer nur nach Zweistundenblöcken. Die Pausen am Vormittag beginnen um 9:30 und enden um 9:45, die zweite Pause reicht von 11:15 bis 11:30. Nach 6 Stunden Unterricht gibt es eine Mittagspause die eine Schulstunde lang ist. An kürzeren Tagen gibt es nur 5 Unterrichtsstunden, lange Tage sind 10 Stunden lang und enden um 16:35. Die Klasse wird in Deutsch, Englisch, Angewendete Mathematik, Systemtechnik, Medientechnik und Software-Entwicklung in zwei Gruppen geteilt. Auch in der Werkstätte wird die Klasse geteilt. Die jeweiligen Schülergruppen bestehen aus 8 Schül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0:16:07.033242352</meta:creation-date>
    <dc:date>2021-02-12T10:26:15.418697929</dc:date>
    <meta:editing-duration>PT10M8S</meta:editing-duration>
    <meta:editing-cycles>1</meta:editing-cycles>
    <meta:document-statistic meta:table-count="0" meta:image-count="0" meta:object-count="0" meta:page-count="1" meta:paragraph-count="2" meta:word-count="104" meta:character-count="681" meta:non-whitespace-character-count="579"/>
    <meta:generator>LibreOffice/7.0.3.1$Linux_X86_64 LibreOffice_project/00$Build-1</meta:generator>
  </office:meta>
</office:document-meta>
</file>